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5in" table:align="margins"/>
    </style:style>
    <style:style style:name="Table1.A" style:family="table-column">
      <style:table-column-properties style:column-width="1.625in" style:rel-column-width="16383*"/>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5in" table:align="margins"/>
    </style:style>
    <style:style style:name="Table2.A" style:family="table-column">
      <style:table-column-properties style:column-width="1.625in" style:rel-column-width="16383*"/>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5in" table:align="margins"/>
    </style:style>
    <style:style style:name="Table3.A" style:family="table-column">
      <style:table-column-properties style:column-width="1.625in" style:rel-column-width="16383*"/>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center" style:justify-single-word="false"/>
      <style:text-properties fo:font-weight="bold" officeooo:rsid="002cb769" officeooo:paragraph-rsid="002cb769" style:font-weight-asian="bold" style:font-weight-complex="bold"/>
    </style:style>
    <style:style style:name="P3" style:family="paragraph" style:parent-style-name="Standard">
      <style:paragraph-properties fo:line-height="200%" fo:text-align="center" style:justify-single-word="false"/>
      <style:text-properties officeooo:rsid="000b3911" officeooo:paragraph-rsid="000b3911"/>
    </style:style>
    <style:style style:name="P4" style:family="paragraph" style:parent-style-name="Standard">
      <style:paragraph-properties fo:line-height="200%" fo:text-align="center" style:justify-single-word="false"/>
      <style:text-properties officeooo:rsid="0011fcdd" officeooo:paragraph-rsid="0011fcdd"/>
    </style:style>
    <style:style style:name="P5" style:family="paragraph" style:parent-style-name="Standard">
      <style:paragraph-properties fo:line-height="200%" fo:text-align="center" style:justify-single-word="false"/>
      <style:text-properties officeooo:rsid="000b44bc" officeooo:paragraph-rsid="000b44bc"/>
    </style:style>
    <style:style style:name="P6" style:family="paragraph" style:parent-style-name="Standard">
      <style:paragraph-properties fo:line-height="200%" fo:text-align="center" style:justify-single-word="false"/>
      <style:text-properties officeooo:rsid="001f7244" officeooo:paragraph-rsid="001f7244"/>
    </style:style>
    <style:style style:name="P7" style:family="paragraph" style:parent-style-name="Standard">
      <style:paragraph-properties fo:line-height="200%" fo:text-align="center" style:justify-single-word="false" fo:break-before="page"/>
      <style:text-properties fo:font-weight="bold" officeooo:rsid="0017ddb3" officeooo:paragraph-rsid="0017ddb3" style:font-weight-asian="bold" style:font-weight-complex="bold"/>
    </style:style>
    <style:style style:name="P8" style:family="paragraph" style:parent-style-name="Standard">
      <style:paragraph-properties fo:line-height="200%"/>
      <style:text-properties officeooo:rsid="0016dbb7" officeooo:paragraph-rsid="0016dbb7"/>
    </style:style>
    <style:style style:name="P9" style:family="paragraph" style:parent-style-name="Standard">
      <style:paragraph-properties fo:line-height="200%"/>
      <style:text-properties officeooo:rsid="002fe4e0" officeooo:paragraph-rsid="002fe4e0"/>
    </style:style>
    <style:style style:name="P10" style:family="paragraph" style:parent-style-name="Standard">
      <style:paragraph-properties fo:line-height="200%" fo:text-align="center" style:justify-single-word="false"/>
      <style:text-properties fo:font-weight="bold" officeooo:rsid="00201eae" officeooo:paragraph-rsid="00201eae" style:font-weight-asian="bold" style:font-weight-complex="bold"/>
    </style:style>
    <style:style style:name="P11" style:family="paragraph" style:parent-style-name="Standard">
      <style:paragraph-properties fo:line-height="200%" fo:text-align="start" style:justify-single-word="false"/>
      <style:text-properties officeooo:rsid="0030a861" officeooo:paragraph-rsid="0030a861"/>
    </style:style>
    <style:style style:name="P12" style:family="paragraph" style:parent-style-name="Standard">
      <style:paragraph-properties fo:line-height="200%" fo:text-align="center" style:justify-single-word="false"/>
      <style:text-properties fo:font-weight="bold" officeooo:rsid="0034ebaf" officeooo:paragraph-rsid="0034ebaf" style:font-weight-asian="bold" style:font-weight-complex="bold"/>
    </style:style>
    <style:style style:name="P13" style:family="paragraph" style:parent-style-name="Standard">
      <style:paragraph-properties fo:line-height="200%" fo:text-align="start" style:justify-single-word="false"/>
      <style:text-properties officeooo:rsid="0034ebaf" officeooo:paragraph-rsid="0034ebaf"/>
    </style:style>
    <style:style style:name="P14" style:family="paragraph" style:parent-style-name="Standard">
      <style:paragraph-properties fo:line-height="200%" fo:text-align="center" style:justify-single-word="false"/>
      <style:text-properties fo:font-style="normal" fo:font-weight="bold" officeooo:rsid="0036add4" officeooo:paragraph-rsid="0036add4" style:font-style-asian="normal" style:font-weight-asian="bold" style:font-style-complex="normal" style:font-weight-complex="bold"/>
    </style:style>
    <style:style style:name="P15" style:family="paragraph" style:parent-style-name="Standard">
      <style:paragraph-properties fo:line-height="200%" fo:text-align="start" style:justify-single-word="false"/>
      <style:text-properties officeooo:rsid="00359b09" officeooo:paragraph-rsid="00359b09"/>
    </style:style>
    <style:style style:name="P16" style:family="paragraph" style:parent-style-name="Standard">
      <style:paragraph-properties fo:line-height="200%" fo:text-align="center" style:justify-single-word="false"/>
      <style:text-properties fo:font-weight="bold" officeooo:rsid="0038c938" officeooo:paragraph-rsid="0038c938" style:font-weight-asian="bold" style:font-weight-complex="bold"/>
    </style:style>
    <style:style style:name="P17" style:family="paragraph" style:parent-style-name="Standard">
      <style:paragraph-properties fo:line-height="200%" fo:text-align="start" style:justify-single-word="false"/>
      <style:text-properties officeooo:rsid="0036add4" officeooo:paragraph-rsid="0036add4"/>
    </style:style>
    <style:style style:name="P18" style:family="paragraph" style:parent-style-name="Standard">
      <style:paragraph-properties fo:line-height="200%" fo:text-align="start" style:justify-single-word="false"/>
      <style:text-properties officeooo:rsid="0038c938" officeooo:paragraph-rsid="0038c938"/>
    </style:style>
    <style:style style:name="P19" style:family="paragraph" style:parent-style-name="Standard">
      <style:paragraph-properties fo:line-height="200%" fo:text-align="start" style:justify-single-word="false"/>
      <style:text-properties officeooo:paragraph-rsid="0038c938"/>
    </style:style>
    <style:style style:name="P20" style:family="paragraph" style:parent-style-name="Standard">
      <style:paragraph-properties fo:line-height="200%" fo:text-align="start" style:justify-single-word="false"/>
      <style:text-properties officeooo:rsid="003a0997" officeooo:paragraph-rsid="003a0997"/>
    </style:style>
    <style:style style:name="P21" style:family="paragraph" style:parent-style-name="Standard">
      <style:paragraph-properties fo:line-height="200%" fo:text-align="center" style:justify-single-word="false"/>
      <style:text-properties fo:font-weight="bold" officeooo:rsid="003b3518" officeooo:paragraph-rsid="003b3518" style:font-weight-asian="bold" style:font-weight-complex="bold"/>
    </style:style>
    <style:style style:name="P22" style:family="paragraph" style:parent-style-name="Standard">
      <style:paragraph-properties fo:line-height="200%" fo:text-align="start" style:justify-single-word="false"/>
      <style:text-properties officeooo:rsid="003b3518" officeooo:paragraph-rsid="003b3518"/>
    </style:style>
    <style:style style:name="P23" style:family="paragraph" style:parent-style-name="Standard">
      <style:paragraph-properties fo:line-height="200%" fo:text-align="center" style:justify-single-word="false"/>
      <style:text-properties fo:font-weight="bold" officeooo:rsid="0040c588" officeooo:paragraph-rsid="0040c588" style:font-weight-asian="bold" style:font-weight-complex="bold"/>
    </style:style>
    <style:style style:name="P24" style:family="paragraph" style:parent-style-name="Standard">
      <style:paragraph-properties fo:line-height="200%" fo:text-align="start" style:justify-single-word="false"/>
      <style:text-properties officeooo:rsid="0040c588" officeooo:paragraph-rsid="0040c588"/>
    </style:style>
    <style:style style:name="P25" style:family="paragraph" style:parent-style-name="Table_20_Contents">
      <style:paragraph-properties fo:text-align="center" style:justify-single-word="false"/>
      <style:text-properties fo:font-weight="bold" officeooo:rsid="0041e974" officeooo:paragraph-rsid="0041e974" style:font-weight-asian="bold" style:font-weight-complex="bold"/>
    </style:style>
    <style:style style:name="P26" style:family="paragraph" style:parent-style-name="Table_20_Contents">
      <style:paragraph-properties fo:text-align="start" style:justify-single-word="false"/>
      <style:text-properties officeooo:rsid="0041e974" officeooo:paragraph-rsid="0041e974"/>
    </style:style>
    <style:style style:name="P27" style:family="paragraph" style:parent-style-name="Table_20_Contents">
      <style:paragraph-properties fo:text-align="center" style:justify-single-word="false"/>
      <style:text-properties officeooo:rsid="0041e974" officeooo:paragraph-rsid="0041e974"/>
    </style:style>
    <style:style style:name="P28" style:family="paragraph" style:parent-style-name="Table_20_Contents">
      <style:paragraph-properties fo:text-align="start" style:justify-single-word="false"/>
    </style:style>
    <style:style style:name="P29" style:family="paragraph" style:parent-style-name="Standard">
      <style:paragraph-properties fo:line-height="200%" fo:text-align="start" style:justify-single-word="false"/>
      <style:text-properties officeooo:rsid="00445ede" officeooo:paragraph-rsid="00445ede"/>
    </style:style>
    <style:style style:name="P30" style:family="paragraph" style:parent-style-name="Standard">
      <style:paragraph-properties fo:line-height="200%" fo:text-align="center" style:justify-single-word="false"/>
      <style:text-properties fo:font-weight="bold" officeooo:rsid="004487c3" officeooo:paragraph-rsid="004487c3" style:font-weight-asian="bold" style:font-weight-complex="bold"/>
    </style:style>
    <style:style style:name="P31" style:family="paragraph" style:parent-style-name="Standard">
      <style:paragraph-properties fo:line-height="200%" fo:text-align="start" style:justify-single-word="false"/>
      <style:text-properties officeooo:rsid="004487c3" officeooo:paragraph-rsid="004487c3"/>
    </style:style>
    <style:style style:name="P32" style:family="paragraph" style:parent-style-name="Table_20_Contents">
      <style:paragraph-properties fo:text-align="center" style:justify-single-word="false"/>
      <style:text-properties fo:font-weight="bold" officeooo:rsid="00454161" officeooo:paragraph-rsid="00454161" style:font-weight-asian="bold" style:font-weight-complex="bold"/>
    </style:style>
    <style:style style:name="P33" style:family="paragraph" style:parent-style-name="Table_20_Contents">
      <style:paragraph-properties fo:text-align="start" style:justify-single-word="false"/>
      <style:text-properties officeooo:rsid="00479e7e" officeooo:paragraph-rsid="00479e7e"/>
    </style:style>
    <style:style style:name="P34" style:family="paragraph" style:parent-style-name="Table_20_Contents">
      <style:paragraph-properties fo:text-align="center" style:justify-single-word="false"/>
      <style:text-properties officeooo:rsid="0047a7c2" officeooo:paragraph-rsid="0047a7c2"/>
    </style:style>
    <style:style style:name="P35" style:family="paragraph" style:parent-style-name="Table_20_Contents">
      <style:paragraph-properties fo:text-align="center" style:justify-single-word="false"/>
      <style:text-properties officeooo:rsid="0047c45d" officeooo:paragraph-rsid="0047c45d"/>
    </style:style>
    <style:style style:name="P36" style:family="paragraph" style:parent-style-name="Table_20_Contents">
      <style:paragraph-properties fo:text-align="center" style:justify-single-word="false"/>
      <style:text-properties officeooo:rsid="0049696e" officeooo:paragraph-rsid="0049696e"/>
    </style:style>
    <style:style style:name="P37" style:family="paragraph" style:parent-style-name="Table_20_Contents">
      <style:paragraph-properties fo:text-align="start" style:justify-single-word="false"/>
      <style:text-properties officeooo:rsid="004fd1e5" officeooo:paragraph-rsid="004fd1e5"/>
    </style:style>
    <style:style style:name="P38" style:family="paragraph" style:parent-style-name="Standard">
      <style:paragraph-properties fo:line-height="200%" fo:text-align="start" style:justify-single-word="false"/>
      <style:text-properties officeooo:rsid="004b10e9" officeooo:paragraph-rsid="004b10e9"/>
    </style:style>
    <style:style style:name="P39" style:family="paragraph" style:parent-style-name="Standard">
      <style:paragraph-properties fo:line-height="200%" fo:text-align="start" style:justify-single-word="false"/>
      <style:text-properties officeooo:rsid="004bce76" officeooo:paragraph-rsid="004bce76"/>
    </style:style>
    <style:style style:name="P40" style:family="paragraph" style:parent-style-name="Standard">
      <style:paragraph-properties fo:line-height="200%" fo:text-align="center" style:justify-single-word="false"/>
      <style:text-properties fo:font-weight="bold" officeooo:rsid="004ee049" officeooo:paragraph-rsid="004ee049" style:font-weight-asian="bold" style:font-weight-complex="bold"/>
    </style:style>
    <style:style style:name="P41" style:family="paragraph" style:parent-style-name="Standard">
      <style:paragraph-properties fo:line-height="200%" fo:text-align="start" style:justify-single-word="false"/>
      <style:text-properties officeooo:rsid="004ee049" officeooo:paragraph-rsid="004ee049"/>
    </style:style>
    <style:style style:name="P42" style:family="paragraph" style:parent-style-name="Table_20_Contents">
      <style:paragraph-properties fo:text-align="center" style:justify-single-word="false"/>
      <style:text-properties fo:font-weight="bold" officeooo:rsid="005021bf" officeooo:paragraph-rsid="005021bf" style:font-weight-asian="bold" style:font-weight-complex="bold"/>
    </style:style>
    <style:style style:name="P43" style:family="paragraph" style:parent-style-name="Table_20_Contents">
      <style:paragraph-properties fo:text-align="start" style:justify-single-word="false"/>
      <style:text-properties officeooo:rsid="005021bf" officeooo:paragraph-rsid="005021bf"/>
    </style:style>
    <style:style style:name="P44" style:family="paragraph" style:parent-style-name="Table_20_Contents">
      <style:paragraph-properties fo:text-align="center" style:justify-single-word="false"/>
      <style:text-properties officeooo:rsid="0051b63e" officeooo:paragraph-rsid="0051b63e"/>
    </style:style>
    <style:style style:name="P45" style:family="paragraph" style:parent-style-name="Table_20_Contents">
      <style:paragraph-properties fo:text-align="center" style:justify-single-word="false"/>
      <style:text-properties officeooo:rsid="00553d71" officeooo:paragraph-rsid="00553d71"/>
    </style:style>
    <style:style style:name="P46" style:family="paragraph" style:parent-style-name="Table_20_Contents">
      <style:paragraph-properties fo:text-align="center" style:justify-single-word="false"/>
      <style:text-properties officeooo:rsid="00539922" officeooo:paragraph-rsid="00539922"/>
    </style:style>
    <style:style style:name="T1" style:family="text">
      <style:text-properties officeooo:rsid="001283fd"/>
    </style:style>
    <style:style style:name="T2" style:family="text">
      <style:text-properties officeooo:rsid="00144487"/>
    </style:style>
    <style:style style:name="T3" style:family="text">
      <style:text-properties officeooo:rsid="002d9070"/>
    </style:style>
    <style:style style:name="T4" style:family="text">
      <style:text-properties style:text-position="super 58%" officeooo:rsid="002d9070"/>
    </style:style>
    <style:style style:name="T5" style:family="text">
      <style:text-properties officeooo:rsid="0032f701"/>
    </style:style>
    <style:style style:name="T6" style:family="text">
      <style:text-properties officeooo:rsid="0038c938"/>
    </style:style>
    <style:style style:name="T7" style:family="text">
      <style:text-properties officeooo:rsid="004487c3"/>
    </style:style>
    <style:style style:name="T8" style:family="text">
      <style:text-properties officeooo:rsid="00479e7e"/>
    </style:style>
    <style:style style:name="T9" style:family="text">
      <style:text-properties officeooo:rsid="004dc7fd"/>
    </style:style>
    <style:style style:name="T10" style:family="text">
      <style:text-properties officeooo:rsid="005491ad"/>
    </style:style>
    <style:style style:name="T11" style:family="text">
      <style:text-properties officeooo:rsid="005c6b1d"/>
    </style:style>
    <style:style style:name="T12" style:family="text">
      <style:text-properties officeooo:rsid="005e2baf"/>
    </style:style>
    <style:style style:name="T13" style:family="text">
      <style:text-properties officeooo:rsid="005711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2">Project One – Pseudocode and Runtime Analysis</text:p>
      <text:p text:style-name="P3"/>
      <text:p text:style-name="P3">Max Rodriguez</text:p>
      <text:p text:style-name="P3">Southern New Hampshire University</text:p>
      <text:p text:style-name="P4">CS 300 – Analysis and Design</text:p>
      <text:p text:style-name="P5">J<text:span text:style-name="T1">ayantha </text:span><text:span text:style-name="T2">Muthukadage</text:span></text:p>
      <text:p text:style-name="P6">February <text:span text:style-name="T3">20</text:span><text:span text:style-name="T4">th</text:span><text:span text:style-name="T3">, 2026</text:span></text:p>
      <text:p text:style-name="P7">Course Object Definition <text:span text:style-name="T5">Pseudocode</text:span></text:p>
      <text:p text:style-name="P8"/>
      <text:p text:style-name="P9">STRUCT Course</text:p>
      <text:p text:style-name="P9"><text:s text:c="4"/>STRING courseNumber</text:p>
      <text:p text:style-name="P9"><text:s text:c="4"/>STRING courseTitle</text:p>
      <text:p text:style-name="P9"><text:s text:c="4"/>VECTOR&lt;STRING&gt; prerequisites</text:p>
      <text:p text:style-name="P9">END STRUCT</text:p>
      <text:p text:style-name="P8"/>
      <text:p text:style-name="P10"><text:span text:style-name="T5">Menu </text:span>Pseudocode</text:p>
      <text:p text:style-name="P11"/>
      <text:p text:style-name="P11">MAIN</text:p>
      <text:p text:style-name="P11"><text:s text:c="4"/>DECLARE dataStructure (vector OR hashTable OR bst)</text:p>
      <text:p text:style-name="P11"><text:s text:c="4"/>DECLARE choice = 0</text:p>
      <text:p text:style-name="P11"/>
      <text:p text:style-name="P11"><text:s text:c="4"/>WHILE choice != 9</text:p>
      <text:p text:style-name="P11"><text:s text:c="8"/>PRINT "1. Load Data Structure"</text:p>
      <text:p text:style-name="P11"><text:s text:c="8"/>PRINT "2. Print Course List"</text:p>
      <text:p text:style-name="P11"><text:s text:c="8"/>PRINT "3. Print Course"</text:p>
      <text:p text:style-name="P11"><text:s text:c="8"/>PRINT "9. Exit"</text:p>
      <text:p text:style-name="P11"><text:s text:c="8"/>INPUT choice</text:p>
      <text:p text:style-name="P11"/>
      <text:p text:style-name="P11"><text:s text:c="8"/>IF choice == 1</text:p>
      <text:p text:style-name="P11"><text:s text:c="12"/>PROMPT user for file name</text:p>
      <text:p text:style-name="P11"><text:soft-page-break/><text:s text:c="12"/>CALL LoadCoursesFromFile(fileName)</text:p>
      <text:p text:style-name="P11"/>
      <text:p text:style-name="P11"><text:s text:c="8"/>ELSE IF choice == 2</text:p>
      <text:p text:style-name="P11"><text:s text:c="12"/>CALL PrintAllCourses()</text:p>
      <text:p text:style-name="P11"/>
      <text:p text:style-name="P11"><text:s text:c="8"/>ELSE IF choice == 3</text:p>
      <text:p text:style-name="P11"><text:s text:c="12"/>PROMPT user for course number</text:p>
      <text:p text:style-name="P11"><text:s text:c="12"/>CALL PrintCourseInformation(courseNumber)</text:p>
      <text:p text:style-name="P11"/>
      <text:p text:style-name="P11"><text:s text:c="8"/>ELSE IF choice == 9</text:p>
      <text:p text:style-name="P11"><text:s text:c="12"/>PRINT "Goodbye."</text:p>
      <text:p text:style-name="P11"><text:s text:c="8"/>ELSE</text:p>
      <text:p text:style-name="P11"><text:s text:c="12"/>PRINT "Invalid option."</text:p>
      <text:p text:style-name="P11"><text:s text:c="4"/>END WHILE</text:p>
      <text:p text:style-name="P11">END MAIN</text:p>
      <text:p text:style-name="P11"/>
      <text:p text:style-name="P12">Vector Implementation Pseudocode</text:p>
      <text:p text:style-name="P13"/>
      <text:p text:style-name="P13">FUNCTION LoadCoursesFromFile(fileName)</text:p>
      <text:p text:style-name="P13"/>
      <text:p text:style-name="P13"><text:s text:c="4"/>OPEN file</text:p>
      <text:p text:style-name="P13"><text:s text:c="4"/>IF file fails</text:p>
      <text:p text:style-name="P13"><text:s text:c="8"/>PRINT error</text:p>
      <text:p text:style-name="P13"><text:soft-page-break/><text:s text:c="8"/>RETURN</text:p>
      <text:p text:style-name="P13"/>
      <text:p text:style-name="P13"><text:s text:c="4"/>DECLARE VECTOR&lt;Course&gt; courses</text:p>
      <text:p text:style-name="P13"><text:s text:c="4"/>DECLARE VECTOR&lt;STRING&gt; courseNumbers</text:p>
      <text:p text:style-name="P13"/>
      <text:p text:style-name="P13"><text:s text:c="4"/>WHILE NOT end of file</text:p>
      <text:p text:style-name="P13"><text:s text:c="8"/>READ line</text:p>
      <text:p text:style-name="P13"><text:s text:c="8"/>IF line empty CONTINUE</text:p>
      <text:p text:style-name="P13"/>
      <text:p text:style-name="P13"><text:s text:c="8"/>SPLIT line by comma INTO tokens</text:p>
      <text:p text:style-name="P13"><text:s text:c="8"/>IF tokens &lt; 2</text:p>
      <text:p text:style-name="P13"><text:s text:c="12"/>PRINT formatting error</text:p>
      <text:p text:style-name="P13"><text:s text:c="12"/>RETURN</text:p>
      <text:p text:style-name="P13"/>
      <text:p text:style-name="P13"><text:s text:c="8"/>CREATE Course newCourse</text:p>
      <text:p text:style-name="P13"><text:s text:c="8"/>newCourse.courseNumber = tokens[0]</text:p>
      <text:p text:style-name="P13"><text:s text:c="8"/>newCourse.courseTitle = tokens[1]</text:p>
      <text:p text:style-name="P13"/>
      <text:p text:style-name="P13"><text:s text:c="8"/>ADD tokens[0] TO courseNumbers</text:p>
      <text:p text:style-name="P13"/>
      <text:p text:style-name="P13"><text:s text:c="8"/>FOR i = 2 to tokens.size - 1</text:p>
      <text:p text:style-name="P13"><text:s text:c="12"/>ADD tokens[i] TO newCourse.prerequisites</text:p>
      <text:p text:style-name="P13"><text:s text:c="8"/>END FOR</text:p>
      <text:p text:style-name="P13"><text:soft-page-break/></text:p>
      <text:p text:style-name="P13"><text:s text:c="8"/>ADD newCourse TO courses</text:p>
      <text:p text:style-name="P13"><text:s text:c="4"/>END WHILE</text:p>
      <text:p text:style-name="P13"/>
      <text:p text:style-name="P13"><text:s text:c="4"/>FOR EACH course IN courses</text:p>
      <text:p text:style-name="P13"><text:s text:c="8"/>FOR EACH prereq IN course.prerequisites</text:p>
      <text:p text:style-name="P13"><text:s text:c="12"/>IF prereq NOT IN courseNumbers</text:p>
      <text:p text:style-name="P13"><text:s text:c="16"/>PRINT prerequisite error</text:p>
      <text:p text:style-name="P13"><text:s text:c="16"/>RETURN</text:p>
      <text:p text:style-name="P13"><text:s text:c="8"/>END FOR</text:p>
      <text:p text:style-name="P13"><text:s text:c="4"/>END FOR</text:p>
      <text:p text:style-name="P13"/>
      <text:p text:style-name="P13"><text:s text:c="4"/>CLOSE file</text:p>
      <text:p text:style-name="P13">END FUNCTION</text:p>
      <text:p text:style-name="P13"/>
      <text:p text:style-name="P14">Display Pseudocode</text:p>
      <text:p text:style-name="P13"/>
      <text:p text:style-name="P15">FUNCTION PrintAllCourses()</text:p>
      <text:p text:style-name="P15"/>
      <text:p text:style-name="P15"><text:s text:c="4"/>SORT courses BY courseNumber (alphanumeric)</text:p>
      <text:p text:style-name="P15"><text:s text:c="4"/>FOR EACH course IN courses</text:p>
      <text:p text:style-name="P15"><text:s text:c="8"/>PRINT courseNumber, courseTitle</text:p>
      <text:p text:style-name="P15">END FUNCTION</text:p>
      <text:p text:style-name="P15"><text:soft-page-break/></text:p>
      <text:p text:style-name="P15">FUNCTION PrintCourseInformation(courseNumber)</text:p>
      <text:p text:style-name="P15"/>
      <text:p text:style-name="P15"><text:s text:c="4"/>FOR EACH course IN courses</text:p>
      <text:p text:style-name="P15"><text:s text:c="8"/>IF course.courseNumber == courseNumber</text:p>
      <text:p text:style-name="P15"><text:s text:c="12"/>PRINT courseNumber, courseTitle</text:p>
      <text:p text:style-name="P15"><text:s text:c="12"/>PRINT prerequisites</text:p>
      <text:p text:style-name="P15"><text:s text:c="12"/>RETURN</text:p>
      <text:p text:style-name="P15"><text:s text:c="4"/>PRINT "Course not found"</text:p>
      <text:p text:style-name="P15">END FUNCTION</text:p>
      <text:p text:style-name="P15"/>
      <text:p text:style-name="P16">Hash Table Implementation Pseudocode</text:p>
      <text:p text:style-name="P15"/>
      <text:p text:style-name="P17">FUNCTION Insert(course)</text:p>
      <text:p text:style-name="P17"><text:s text:c="4"/>key = hash(course.courseNumber)</text:p>
      <text:p text:style-name="P17"><text:s text:c="4"/>INSERT course at hashTable[key]</text:p>
      <text:p text:style-name="P17">END FUNCTION</text:p>
      <text:p text:style-name="P17"/>
      <text:p text:style-name="P18">FUNCTION LoadFile(fileName)</text:p>
      <text:p text:style-name="P19"><text:span text:style-name="T6"><text:s text:c="4"/>&lt;</text:span>Same parsing logic as vector, but call Insert(course) instead of push_back.&gt;</text:p>
      <text:p text:style-name="P18">END FUNCTION</text:p>
      <text:p text:style-name="P18"/>
      <text:p text:style-name="P18">FUNCTION PrintAllCourses()</text:p>
      <text:p text:style-name="P18"><text:soft-page-break/></text:p>
      <text:p text:style-name="P18"><text:s text:c="4"/>DECLARE VECTOR&lt;Course&gt; tempList</text:p>
      <text:p text:style-name="P18"/>
      <text:p text:style-name="P18"><text:s text:c="4"/>FOR EACH bucket IN hashTable</text:p>
      <text:p text:style-name="P18"><text:s text:c="8"/>FOR EACH course IN bucket</text:p>
      <text:p text:style-name="P18"><text:s text:c="12"/>ADD course TO tempList</text:p>
      <text:p text:style-name="P18"/>
      <text:p text:style-name="P18"><text:s text:c="4"/>SORT tempList BY courseNumber</text:p>
      <text:p text:style-name="P18"/>
      <text:p text:style-name="P18"><text:s text:c="4"/>FOR EACH course IN tempList</text:p>
      <text:p text:style-name="P18"><text:s text:c="8"/>PRINT courseNumber, courseTitle</text:p>
      <text:p text:style-name="P18">END FUNCTION</text:p>
      <text:p text:style-name="P18"/>
      <text:p text:style-name="P20">FUNCTION PrintCourseInformation(courseNumber)</text:p>
      <text:p text:style-name="P20"/>
      <text:p text:style-name="P20"><text:s text:c="4"/>key = hash(courseNumber)</text:p>
      <text:p text:style-name="P20"/>
      <text:p text:style-name="P20"><text:s text:c="4"/>FOR EACH course IN hashTable[key]</text:p>
      <text:p text:style-name="P20"><text:s text:c="8"/>IF course.courseNumber == courseNumber</text:p>
      <text:p text:style-name="P20"><text:s text:c="12"/>PRINT courseNumber, courseTitle</text:p>
      <text:p text:style-name="P20"><text:s text:c="12"/>PRINT prerequisites</text:p>
      <text:p text:style-name="P20"><text:s text:c="12"/>RETURN</text:p>
      <text:p text:style-name="P20"/>
      <text:p text:style-name="P20"><text:soft-page-break/><text:s text:c="4"/>PRINT "Course not found"</text:p>
      <text:p text:style-name="P20">END FUNCTION</text:p>
      <text:p text:style-name="P20"/>
      <text:p text:style-name="P21">Binary Search Tree Implementation Pseudocode</text:p>
      <text:p text:style-name="P22"/>
      <text:p text:style-name="P22">FUNCTION Insert(course)</text:p>
      <text:p text:style-name="P22"><text:s text:c="4"/>IF root IS NULL</text:p>
      <text:p text:style-name="P22"><text:s text:c="8"/>root = new Node(course)</text:p>
      <text:p text:style-name="P22"><text:s text:c="4"/>ELSE</text:p>
      <text:p text:style-name="P22"><text:s text:c="8"/>CALL InsertNode(root, course)</text:p>
      <text:p text:style-name="P22">END FUNCTION</text:p>
      <text:p text:style-name="P22"/>
      <text:p text:style-name="P22">FUNCTION InsertNode(node, course)</text:p>
      <text:p text:style-name="P22"/>
      <text:p text:style-name="P22"><text:s text:c="4"/>IF course.courseNumber &lt; node.course.courseNumber</text:p>
      <text:p text:style-name="P22"><text:s text:c="8"/>IF node.left IS NULL</text:p>
      <text:p text:style-name="P22"><text:s text:c="12"/>node.left = new Node(course)</text:p>
      <text:p text:style-name="P22"><text:s text:c="8"/>ELSE</text:p>
      <text:p text:style-name="P22"><text:s text:c="12"/>CALL InsertNode(node.left, course)</text:p>
      <text:p text:style-name="P22"><text:s text:c="4"/>ELSE</text:p>
      <text:p text:style-name="P22"><text:s text:c="8"/>IF node.right IS NULL</text:p>
      <text:p text:style-name="P22"><text:s text:c="12"/>node.right = new Node(course)</text:p>
      <text:p text:style-name="P22"><text:s text:c="8"/>ELSE</text:p>
      <text:p text:style-name="P22"><text:soft-page-break/><text:s text:c="12"/>CALL InsertNode(node.right, course)</text:p>
      <text:p text:style-name="P22">END FUNCTION</text:p>
      <text:p text:style-name="P22"/>
      <text:p text:style-name="P22">FUNCTION PrintAllCourses()</text:p>
      <text:p text:style-name="P22"><text:s text:c="4"/>CALL InOrderPrint(root)</text:p>
      <text:p text:style-name="P22">END FUNCTION</text:p>
      <text:p text:style-name="P22"/>
      <text:p text:style-name="P22">FUNCTION InOrderPrint(node)</text:p>
      <text:p text:style-name="P22"><text:s text:c="4"/>IF node NOT NULL</text:p>
      <text:p text:style-name="P22"><text:s text:c="8"/>InOrderPrint(node.left)</text:p>
      <text:p text:style-name="P22"><text:s text:c="8"/>PRINT node.courseNumber, node.courseTitle</text:p>
      <text:p text:style-name="P22"><text:s text:c="8"/>InOrderPrint(node.right)</text:p>
      <text:p text:style-name="P22">END FUNCTION</text:p>
      <text:p text:style-name="P22"/>
      <text:p text:style-name="P22">FUNCTION PrintCourseInformation(courseNumber)</text:p>
      <text:p text:style-name="P22"/>
      <text:p text:style-name="P22"><text:s text:c="4"/>result = Search(root, courseNumber)</text:p>
      <text:p text:style-name="P22"/>
      <text:p text:style-name="P22"><text:s text:c="4"/>IF result IS NULL</text:p>
      <text:p text:style-name="P22"><text:s text:c="8"/>PRINT "Course not found"</text:p>
      <text:p text:style-name="P22"><text:s text:c="8"/>RETURN</text:p>
      <text:p text:style-name="P22"/>
      <text:p text:style-name="P22"><text:s text:c="4"/>PRINT result.courseNumber, result.courseTitle</text:p>
      <text:p text:style-name="P22"><text:soft-page-break/><text:s text:c="4"/>PRINT prerequisites</text:p>
      <text:p text:style-name="P22">END FUNCTION</text:p>
      <text:p text:style-name="P22"/>
      <text:p text:style-name="P23">Runtime Analysis <text:span text:style-name="T7">| Vector</text:span></text:p>
      <text:p text:style-name="P24"/>
      <text:p text:style-name="P24">Assume n courses in file.</text:p>
      <text:p text:style-name="P24">Each basic line cost = 1</text:p>
      <text:p text:style-name="P24">Function call cost = function runtime</text:p>
      <text:p text:style-name="P24"/>
      <table:table table:name="Table1" table:style-name="Table1">
        <table:table-column table:style-name="Table1.A" table:number-columns-repeated="4"/>
        <table:table-row>
          <table:table-cell table:style-name="Table1.A1" office:value-type="string">
            <text:p text:style-name="P25">Operation</text:p>
          </table:table-cell>
          <table:table-cell table:style-name="Table1.A1" office:value-type="string">
            <text:p text:style-name="P25">Cost <text:span text:style-name="T8">per Line</text:span></text:p>
          </table:table-cell>
          <table:table-cell table:style-name="Table1.A1" office:value-type="string">
            <text:p text:style-name="P25">Times Executed</text:p>
          </table:table-cell>
          <table:table-cell table:style-name="Table1.D1" office:value-type="string">
            <text:p text:style-name="P25">Total</text:p>
          </table:table-cell>
        </table:table-row>
        <table:table-row>
          <table:table-cell table:style-name="Table1.A2" office:value-type="string">
            <text:p text:style-name="P26">Read Line</text:p>
          </table:table-cell>
          <table:table-cell table:style-name="Table1.A2" office:value-type="string">
            <text:p text:style-name="P27">1</text:p>
          </table:table-cell>
          <table:table-cell table:style-name="Table1.A2" office:value-type="string">
            <text:p text:style-name="P27">n</text:p>
          </table:table-cell>
          <table:table-cell table:style-name="Table1.D2" office:value-type="string">
            <text:p text:style-name="P27">n</text:p>
          </table:table-cell>
        </table:table-row>
        <table:table-row>
          <table:table-cell table:style-name="Table1.A2" office:value-type="string">
            <text:p text:style-name="P26">Split Line</text:p>
          </table:table-cell>
          <table:table-cell table:style-name="Table1.A2" office:value-type="string">
            <text:p text:style-name="P27">1</text:p>
          </table:table-cell>
          <table:table-cell table:style-name="Table1.A2" office:value-type="string">
            <text:p text:style-name="P27">n</text:p>
          </table:table-cell>
          <table:table-cell table:style-name="Table1.D2" office:value-type="string">
            <text:p text:style-name="P27">n</text:p>
          </table:table-cell>
        </table:table-row>
        <table:table-row>
          <table:table-cell table:style-name="Table1.A2" office:value-type="string">
            <text:p text:style-name="P26">Add to Vector</text:p>
          </table:table-cell>
          <table:table-cell table:style-name="Table1.A2" office:value-type="string">
            <text:p text:style-name="P27">1</text:p>
          </table:table-cell>
          <table:table-cell table:style-name="Table1.A2" office:value-type="string">
            <text:p text:style-name="P27">n</text:p>
          </table:table-cell>
          <table:table-cell table:style-name="Table1.D2" office:value-type="string">
            <text:p text:style-name="P27">n</text:p>
          </table:table-cell>
        </table:table-row>
        <table:table-row>
          <table:table-cell table:style-name="Table1.A2" office:value-type="string">
            <text:p text:style-name="P28">Validate prerequisites </text:p>
          </table:table-cell>
          <table:table-cell table:style-name="Table1.A2" office:value-type="string">
            <text:p text:style-name="P27">n</text:p>
          </table:table-cell>
          <table:table-cell table:style-name="Table1.A2" office:value-type="string">
            <text:p text:style-name="P27">n</text:p>
          </table:table-cell>
          <table:table-cell table:style-name="Table1.D2" office:value-type="string">
            <text:p text:style-name="P27">n^2</text:p>
          </table:table-cell>
        </table:table-row>
      </table:table>
      <text:p text:style-name="P24"/>
      <text:p text:style-name="P29">Worst Case: O(n^2)</text:p>
      <text:p text:style-name="P29">Memory: 0(n)</text:p>
      <text:p text:style-name="P29"/>
      <text:p text:style-name="P30">Runtime Analysis | Hash Table</text:p>
      <text:p text:style-name="P31"/>
      <table:table table:name="Table2" table:style-name="Table2">
        <table:table-column table:style-name="Table2.A" table:number-columns-repeated="4"/>
        <table:table-row>
          <table:table-cell table:style-name="Table2.A1" office:value-type="string">
            <text:p text:style-name="P32">Operation</text:p>
          </table:table-cell>
          <table:table-cell table:style-name="Table2.A1" office:value-type="string">
            <text:p text:style-name="P32">Cost <text:span text:style-name="T8">per Line</text:span></text:p>
          </table:table-cell>
          <table:table-cell table:style-name="Table2.A1" office:value-type="string">
            <text:p text:style-name="P32">Times Executed</text:p>
          </table:table-cell>
          <table:table-cell table:style-name="Table2.D1" office:value-type="string">
            <text:p text:style-name="P32">Total</text:p>
          </table:table-cell>
        </table:table-row>
        <table:table-row>
          <table:table-cell table:style-name="Table2.A2" office:value-type="string">
            <text:p text:style-name="P33">Read Line</text:p>
          </table:table-cell>
          <table:table-cell table:style-name="Table2.A2" office:value-type="string">
            <text:p text:style-name="P34">1</text:p>
          </table:table-cell>
          <table:table-cell table:style-name="Table2.A2" office:value-type="string">
            <text:p text:style-name="P35">n</text:p>
          </table:table-cell>
          <table:table-cell table:style-name="Table2.D2" office:value-type="string">
            <text:p text:style-name="P36">n</text:p>
          </table:table-cell>
        </table:table-row>
        <table:table-row>
          <table:table-cell table:style-name="Table2.A2" office:value-type="string">
            <text:p text:style-name="P37">Hash Insert</text:p>
          </table:table-cell>
          <table:table-cell table:style-name="Table2.A2" office:value-type="string">
            <text:p text:style-name="P34">1</text:p>
          </table:table-cell>
          <table:table-cell table:style-name="Table2.A2" office:value-type="string">
            <text:p text:style-name="P35">n</text:p>
          </table:table-cell>
          <table:table-cell table:style-name="Table2.D2" office:value-type="string">
            <text:p text:style-name="P36">n</text:p>
          </table:table-cell>
        </table:table-row>
        <table:table-row>
          <table:table-cell table:style-name="Table2.A2" office:value-type="string">
            <text:p text:style-name="P33">Validate prerequisites</text:p>
          </table:table-cell>
          <table:table-cell table:style-name="Table2.A2" office:value-type="string">
            <text:p text:style-name="P34">n</text:p>
          </table:table-cell>
          <table:table-cell table:style-name="Table2.A2" office:value-type="string">
            <text:p text:style-name="P35">n</text:p>
          </table:table-cell>
          <table:table-cell table:style-name="Table2.D2" office:value-type="string">
            <text:p text:style-name="P36">n^2</text:p>
          </table:table-cell>
        </table:table-row>
      </table:table>
      <text:p text:style-name="P31"/>
      <text:p text:style-name="P38">Worst Case: O(n^2<text:span text:style-name="T9">), to be more specific: Average insert O(1), worst-case collisions O(n)</text:span></text:p>
      <text:p text:style-name="P39"><text:soft-page-break/>Memory: O(n)</text:p>
      <text:p text:style-name="P39"/>
      <text:p text:style-name="P40">Runtime Analysis | Binary Search Tree</text:p>
      <text:p text:style-name="P41"/>
      <table:table table:name="Table3" table:style-name="Table3">
        <table:table-column table:style-name="Table3.A" table:number-columns-repeated="4"/>
        <table:table-row>
          <table:table-cell table:style-name="Table3.A1" office:value-type="string">
            <text:p text:style-name="P42">Operation</text:p>
          </table:table-cell>
          <table:table-cell table:style-name="Table3.A1" office:value-type="string">
            <text:p text:style-name="P42">Cost per Line</text:p>
          </table:table-cell>
          <table:table-cell table:style-name="Table3.A1" office:value-type="string">
            <text:p text:style-name="P42">Times Executed</text:p>
          </table:table-cell>
          <table:table-cell table:style-name="Table3.D1" office:value-type="string">
            <text:p text:style-name="P42">Total</text:p>
          </table:table-cell>
        </table:table-row>
        <table:table-row>
          <table:table-cell table:style-name="Table3.A2" office:value-type="string">
            <text:p text:style-name="P43">Read Line</text:p>
          </table:table-cell>
          <table:table-cell table:style-name="Table3.A2" office:value-type="string">
            <text:p text:style-name="P44">1</text:p>
          </table:table-cell>
          <table:table-cell table:style-name="Table3.A2" office:value-type="string">
            <text:p text:style-name="P44">n</text:p>
          </table:table-cell>
          <table:table-cell table:style-name="Table3.D2" office:value-type="string">
            <text:p text:style-name="P44">n</text:p>
          </table:table-cell>
        </table:table-row>
        <table:table-row>
          <table:table-cell table:style-name="Table3.A2" office:value-type="string">
            <text:p text:style-name="P43">Insert</text:p>
          </table:table-cell>
          <table:table-cell table:style-name="Table3.A2" office:value-type="string">
            <text:p text:style-name="P45">Log N</text:p>
          </table:table-cell>
          <table:table-cell table:style-name="Table3.A2" office:value-type="string">
            <text:p text:style-name="P44">n</text:p>
          </table:table-cell>
          <table:table-cell table:style-name="Table3.D2" office:value-type="string">
            <text:p text:style-name="P44"><text:span text:style-name="T10">N</text:span> log <text:span text:style-name="T10">N</text:span></text:p>
          </table:table-cell>
        </table:table-row>
        <table:table-row>
          <table:table-cell table:style-name="Table3.A2" office:value-type="string">
            <text:p text:style-name="P43">Validate Prerequisites</text:p>
          </table:table-cell>
          <table:table-cell table:style-name="Table3.A2" office:value-type="string">
            <text:p text:style-name="P44">n</text:p>
          </table:table-cell>
          <table:table-cell table:style-name="Table3.A2" office:value-type="string">
            <text:p text:style-name="P44">n</text:p>
          </table:table-cell>
          <table:table-cell table:style-name="Table3.D2" office:value-type="string">
            <text:p text:style-name="P46">N ^ 2</text:p>
          </table:table-cell>
        </table:table-row>
      </table:table>
      <text:p text:style-name="P41"/>
      <text:p text:style-name="P41">Worst Case (unbalanced tree): Insert = O(n) → Total O(n²)</text:p>
      <text:p text:style-name="P41">Average Case: O(n log n)</text:p>
      <text:p text:style-name="P41">Memory: O(n)</text:p>
      <text:p text:style-name="P41"/>
      <text:p text:style-name="P40">Data Structure Evaluation</text:p>
      <text:p text:style-name="P40"/>
      <text:p text:style-name="P41">Vector is simple to implement, requires low memory overhead, and provides fast sequential access to elements. <text:span text:style-name="T11">But</text:span>, it requires sorting each time the course list must be printed in alphanumeric order, which results in a time complexity of O(n log n). <text:span text:style-name="T12">Also</text:span>, searching for a specific course requires a linear scan through the vector, resulting in O(n) time complexity. Because of this, a vector is not the most efficient choice for large datasets.</text:p>
      <text:p text:style-name="P41"/>
      <text:p text:style-name="P41">A hash table provides fast lookup with an average time complexity of O(1), making it very efficient when retrieving a specific course for Option 3. It also performs well with large amounts of data. However, a hash table does not maintain elements in sorted order. To print courses in alphanumeric order for <text:span text:style-name="T13">o</text:span>ption 2, the data must first be copied into another structure and sorted, <text:soft-page-break/>adding extra processing time. There is also the possibility of collisions, which can degrade performance in the worst case.</text:p>
      <text:p text:style-name="P41"/>
      <text:p text:style-name="P41">A binary search tree automatically maintains elements in sorted order based on course number. An in-order traversal prints the courses in alphanumeric order in O(n) time without requiring an additional sorting step. Searching for a specific course has an average time complexity of O(log n), making it efficient for both required options. However, if the tree becomes unbalanced, the worst-case time complexity can degrade to O(n). The implementation is also slightly more complex compared to a vector or hash table.</text:p>
      <text:p text:style-name="P41"/>
      <text:p text:style-name="P41">Based on the advisor requirements to print all courses in alphanumeric order and quickly retrieve individual course information, the binary search tree is the best choice. It maintains sorted order automatically, allowing in-order traversal to print the list in O(n) time without additional sorting. It also provides an average search time of O(log n), which is more efficient than a vector’s linear search and avoids the extra sorting step required by a hash table. Although the worst-case runtime can reach O(n<text:span text:style-name="T13">^2</text:span>) if the tree becomes completely unbalanced during repeated insertions, the average performance of O(n log n) makes the binary search tree the most balanced and practical solution for this appl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6T12:34:16.189588272</meta:creation-date>
    <dc:date>2026-02-20T14:29:24.495690611</dc:date>
    <meta:editing-duration>PT1H12M10S</meta:editing-duration>
    <meta:editing-cycles>82</meta:editing-cycles>
    <meta:generator>LibreOffice/25.8.4.2$Linux_X86_64 LibreOffice_project/580$Build-2</meta:generator>
    <meta:document-statistic meta:table-count="3" meta:image-count="0" meta:object-count="0" meta:page-count="12" meta:paragraph-count="215" meta:word-count="947" meta:character-count="7056" meta:non-whitespace-character-count="5539"/>
  </office:meta>
</office:document-meta>
</file>